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2.1654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1.9618in"/>
    </style:style>
    <style:style style:name="co8" style:family="table-column">
      <style:table-column-properties fo:break-before="auto" style:column-width="2.4547in"/>
    </style:style>
    <style:style style:name="co9" style:family="table-column">
      <style:table-column-properties fo:break-before="auto" style:column-width="2.67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MIDDLENAME</text:p>
          </table:table-cell>
          <table:table-cell office:value-type="string" calcext:value-type="string">
            <text:p>INDEXNUMBER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ROGRAMME</text:p>
          </table:table-cell>
          <table:table-cell table:style-name="ce4" office:value-type="string" calcext:value-type="string">
            <text:p>Phone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Wordy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tornam</text:p>
          </table:table-cell>
          <table:table-cell office:value-type="float" office:value="10303543" calcext:value-type="float">
            <text:p>1030354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chelor of Arts</text:p>
          </table:table-cell>
          <table:table-cell office:value-type="float" office:value="541524859" calcext:value-type="float">
            <text:p>541524859</text:p>
          </table:table-cell>
          <table:table-cell office:value-type="string" calcext:value-type="string">
            <text:p>hwordy@yahoo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DJEI-BOATEY</text:p>
          </table:table-cell>
          <table:table-cell office:value-type="string" calcext:value-type="string">
            <text:p>LAUDINA</text:p>
          </table:table-cell>
          <table:table-cell table:style-name="Default"/>
          <table:table-cell office:value-type="float" office:value="10454655" calcext:value-type="float">
            <text:p>104546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olitical Science and Chinese</text:p>
          </table:table-cell>
          <table:table-cell office:value-type="float" office:value="500025717" calcext:value-type="float">
            <text:p>500025717</text:p>
          </table:table-cell>
          <table:table-cell office:value-type="string" calcext:value-type="string">
            <text:p>ladjei-boatey@st.ug.edu.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KUFFO-HENAKU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OHENEWAA</text:p>
          </table:table-cell>
          <table:table-cell office:value-type="float" office:value="10486689" calcext:value-type="float">
            <text:p>104866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AL WORK AND SOCIOLOGY</text:p>
          </table:table-cell>
          <table:table-cell office:value-type="string" calcext:value-type="string">
            <text:p>0278358580/0265692012</text:p>
          </table:table-cell>
          <table:table-cell office:value-type="string" calcext:value-type="string">
            <text:p>patricia.akuffo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MPOFO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MAADWOA</text:p>
          </table:table-cell>
          <table:table-cell office:value-type="float" office:value="10517850" calcext:value-type="float">
            <text:p>105178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 Psychology and Adult Education</text:p>
          </table:table-cell>
          <table:table-cell office:value-type="float" office:value="267064462" calcext:value-type="float">
            <text:p>267064462</text:p>
          </table:table-cell>
          <table:table-cell office:value-type="string" calcext:value-type="string">
            <text:p>ruthampofo246@yahoo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ppong-Amoah</text:p>
          </table:table-cell>
          <table:table-cell office:value-type="string" calcext:value-type="string">
            <text:p>James</text:p>
          </table:table-cell>
          <table:table-cell table:style-name="Default"/>
          <table:table-cell office:value-type="float" office:value="10454940" calcext:value-type="float">
            <text:p>104549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. A Political Science and Chinese</text:p>
          </table:table-cell>
          <table:table-cell office:value-type="string" calcext:value-type="string">
            <text:p>+233279266277</text:p>
          </table:table-cell>
          <table:table-cell office:value-type="string" calcext:value-type="string">
            <text:p>jamesamoah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YENA</text:p>
          </table:table-cell>
          <table:table-cell office:value-type="string" calcext:value-type="string">
            <text:p>EDNA</text:p>
          </table:table-cell>
          <table:table-cell office:value-type="string" calcext:value-type="string">
            <text:p>ELORM</text:p>
          </table:table-cell>
          <table:table-cell office:value-type="float" office:value="10523438" calcext:value-type="float">
            <text:p>105234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.in Administration</text:p>
          </table:table-cell>
          <table:table-cell office:value-type="float" office:value="248159395" calcext:value-type="float">
            <text:p>248159395</text:p>
          </table:table-cell>
          <table:table-cell office:value-type="string" calcext:value-type="string">
            <text:p>edna.ayena@gmail.c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wusu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Appiah</text:p>
          </table:table-cell>
          <table:table-cell office:value-type="float" office:value="10458805" calcext:value-type="float">
            <text:p>104588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Computer Science And Psychology</text:p>
          </table:table-cell>
          <table:table-cell office:value-type="float" office:value="572840038" calcext:value-type="float">
            <text:p>572840038</text:p>
          </table:table-cell>
          <table:table-cell office:value-type="string" calcext:value-type="string">
            <text:p>mannyappiah33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DU</text:p>
          </table:table-cell>
          <table:table-cell office:value-type="string" calcext:value-type="string">
            <text:p>EMMANUEL</text:p>
          </table:table-cell>
          <table:table-cell table:style-name="Default"/>
          <table:table-cell office:value-type="float" office:value="10423447" calcext:value-type="float">
            <text:p>1042344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Political Science</text:p>
          </table:table-cell>
          <table:table-cell office:value-type="float" office:value="542841409" calcext:value-type="float">
            <text:p>542841409</text:p>
          </table:table-cell>
          <table:table-cell office:value-type="string" calcext:value-type="string">
            <text:p>eadu005@st.ug.edu.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pau-Danso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Nana Adwoa</text:p>
          </table:table-cell>
          <table:table-cell office:value-type="float" office:value="10480601" calcext:value-type="float">
            <text:p>104806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ology and Geography</text:p>
          </table:table-cell>
          <table:table-cell office:value-type="float" office:value="269418493" calcext:value-type="float">
            <text:p>269418493</text:p>
          </table:table-cell>
          <table:table-cell office:value-type="string" calcext:value-type="string">
            <text:p>gracedanso9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nsah</text:p>
          </table:table-cell>
          <table:table-cell office:value-type="string" calcext:value-type="string">
            <text:p>Nelson</text:p>
          </table:table-cell>
          <table:table-cell table:style-name="Default"/>
          <table:table-cell office:value-type="float" office:value="10523628" calcext:value-type="float">
            <text:p>105236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 Sociology,information studies and Dance Studies</text:p>
          </table:table-cell>
          <table:table-cell office:value-type="float" office:value="241936315" calcext:value-type="float">
            <text:p>241936315</text:p>
          </table:table-cell>
          <table:table-cell office:value-type="string" calcext:value-type="string">
            <text:p>nelsonfirstansah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ZAKPO</text:p>
          </table:table-cell>
          <table:table-cell office:value-type="string" calcext:value-type="string">
            <text:p>ELLIOT</text:p>
          </table:table-cell>
          <table:table-cell office:value-type="string" calcext:value-type="string">
            <text:p>BELIEVE</text:p>
          </table:table-cell>
          <table:table-cell office:value-type="float" office:value="10446082" calcext:value-type="float">
            <text:p>104460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INFOMATION STUDIES AND ECONOMIES</text:p>
          </table:table-cell>
          <table:table-cell office:value-type="float" office:value="257571045" calcext:value-type="float">
            <text:p>257571045</text:p>
          </table:table-cell>
          <table:table-cell office:value-type="string" calcext:value-type="string">
            <text:p>elliotdzakpo@gmail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BONSU</text:p>
          </table:table-cell>
          <table:table-cell office:value-type="string" calcext:value-type="string">
            <text:p>CONSTANCE</text:p>
          </table:table-cell>
          <table:table-cell table:style-name="Default"/>
          <table:table-cell office:value-type="float" office:value="10475943" calcext:value-type="float">
            <text:p>104759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INFOMATION STUDIES AND LINGUISTIC</text:p>
          </table:table-cell>
          <table:table-cell office:value-type="float" office:value="540832023" calcext:value-type="float">
            <text:p>540832023</text:p>
          </table:table-cell>
          <table:table-cell office:value-type="string" calcext:value-type="string">
            <text:p>stancyoseibonsu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ppah-Gyamenah</text:p>
          </table:table-cell>
          <table:table-cell office:value-type="string" calcext:value-type="string">
            <text:p>Vanessa</text:p>
          </table:table-cell>
          <table:table-cell table:style-name="Default"/>
          <table:table-cell office:value-type="float" office:value="10374283" calcext:value-type="float">
            <text:p>1037428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</text:p>
          </table:table-cell>
          <table:table-cell office:value-type="float" office:value="208835034" calcext:value-type="float">
            <text:p>208835034</text:p>
          </table:table-cell>
          <table:table-cell office:value-type="string" calcext:value-type="string">
            <text:p>vanessaappah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Mensah</text:p>
          </table:table-cell>
          <table:table-cell office:value-type="string" calcext:value-type="string">
            <text:p>Nii</text:p>
          </table:table-cell>
          <table:table-cell office:value-type="string" calcext:value-type="string">
            <text:p>Koney</text:p>
          </table:table-cell>
          <table:table-cell office:value-type="float" office:value="10493603" calcext:value-type="float">
            <text:p>104936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Business Administration</text:p>
          </table:table-cell>
          <table:table-cell office:value-type="float" office:value="266175907" calcext:value-type="float">
            <text:p>266175907</text:p>
          </table:table-cell>
          <table:table-cell office:value-type="string" calcext:value-type="string">
            <text:p>niikoney17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KITSI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ETORNAM</text:p>
          </table:table-cell>
          <table:table-cell office:value-type="float" office:value="10493934" calcext:value-type="float">
            <text:p>104939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BUSINESS ADMINISTRATION</text:p>
          </table:table-cell>
          <table:table-cell office:value-type="float" office:value="202541802" calcext:value-type="float">
            <text:p>202541802</text:p>
          </table:table-cell>
          <table:table-cell office:value-type="string" calcext:value-type="string">
            <text:p>nikikis94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ONKOR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INKUMSAH</text:p>
          </table:table-cell>
          <table:table-cell office:value-type="float" office:value="10495515" calcext:value-type="float">
            <text:p>104955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OLOGY AND RELIGION</text:p>
          </table:table-cell>
          <table:table-cell office:value-type="float" office:value="271217802" calcext:value-type="float">
            <text:p>271217802</text:p>
          </table:table-cell>
          <table:table-cell office:value-type="string" calcext:value-type="string">
            <text:p>inkumsahdonkor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Kusi</text:p>
          </table:table-cell>
          <table:table-cell office:value-type="string" calcext:value-type="string">
            <text:p>Elvis</text:p>
          </table:table-cell>
          <table:table-cell office:value-type="string" calcext:value-type="string">
            <text:p>Kyei</text:p>
          </table:table-cell>
          <table:table-cell office:value-type="float" office:value="10489162" calcext:value-type="float">
            <text:p>104891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Linguistics and Economics</text:p>
          </table:table-cell>
          <table:table-cell office:value-type="string" calcext:value-type="string">
            <text:p>0549673050 / 0570366360</text:p>
          </table:table-cell>
          <table:table-cell office:value-type="string" calcext:value-type="string">
            <text:p>elvishammond57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EDUABAAH</text:p>
          </table:table-cell>
          <table:table-cell office:value-type="string" calcext:value-type="string">
            <text:p>PRINCE</text:p>
          </table:table-cell>
          <table:table-cell table:style-name="Default"/>
          <table:table-cell office:value-type="float" office:value="10454902" calcext:value-type="float">
            <text:p>104549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.ECONOMICS AND GEOGRAPHY AND HUMAN RESOURCE</text:p>
          </table:table-cell>
          <table:table-cell office:value-type="float" office:value="274086417" calcext:value-type="float">
            <text:p>274086417</text:p>
          </table:table-cell>
          <table:table-cell office:value-type="string" calcext:value-type="string">
            <text:p>princeeduabaah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ryeetey</text:p>
          </table:table-cell>
          <table:table-cell office:value-type="string" calcext:value-type="string">
            <text:p>Ayishetu</text:p>
          </table:table-cell>
          <table:table-cell office:value-type="string" calcext:value-type="string">
            <text:p>Okaikor</text:p>
          </table:table-cell>
          <table:table-cell office:value-type="float" office:value="10467361" calcext:value-type="float">
            <text:p>104673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olitical Science and Studyof Religions</text:p>
          </table:table-cell>
          <table:table-cell office:value-type="float" office:value="554108890" calcext:value-type="float">
            <text:p>554108890</text:p>
          </table:table-cell>
          <table:table-cell office:value-type="string" calcext:value-type="string">
            <text:p>Kztell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DJEI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KUOKO</text:p>
          </table:table-cell>
          <table:table-cell office:value-type="float" office:value="10377931" calcext:value-type="float">
            <text:p>1037793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Psychology</text:p>
          </table:table-cell>
          <table:table-cell office:value-type="string" calcext:value-type="string">
            <text:p>0540741123/ 0275680146</text:p>
          </table:table-cell>
          <table:table-cell office:value-type="string" calcext:value-type="string">
            <text:p>maadjei003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mihere</text:p>
          </table:table-cell>
          <table:table-cell office:value-type="string" calcext:value-type="string">
            <text:p>Sandra</text:p>
          </table:table-cell>
          <table:table-cell table:style-name="Default"/>
          <table:table-cell office:value-type="float" office:value="10487013" calcext:value-type="float">
            <text:p>104870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trition and Food Science</text:p>
          </table:table-cell>
          <table:table-cell office:value-type="float" office:value="272594767" calcext:value-type="float">
            <text:p>272594767</text:p>
          </table:table-cell>
          <table:table-cell office:value-type="string" calcext:value-type="string">
            <text:p>jesuslyne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ankwa</text:p>
          </table:table-cell>
          <table:table-cell office:value-type="string" calcext:value-type="string">
            <text:p>Emmanuelle</text:p>
          </table:table-cell>
          <table:table-cell office:value-type="string" calcext:value-type="string">
            <text:p>Afaribea</text:p>
          </table:table-cell>
          <table:table-cell office:value-type="float" office:value="10457256" calcext:value-type="float">
            <text:p>10457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Mathematics</text:p>
          </table:table-cell>
          <table:table-cell office:value-type="float" office:value="267062744" calcext:value-type="float">
            <text:p>267062744</text:p>
          </table:table-cell>
          <table:table-cell office:value-type="string" calcext:value-type="string">
            <text:p>emmanuelledankwa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Mensah</text:p>
          </table:table-cell>
          <table:table-cell office:value-type="string" calcext:value-type="string">
            <text:p>Eeric</text:p>
          </table:table-cell>
          <table:table-cell table:style-name="Default"/>
          <table:table-cell office:value-type="float" office:value="10463938" calcext:value-type="float">
            <text:p>104639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</text:p>
          </table:table-cell>
          <table:table-cell office:value-type="float" office:value="573415099" calcext:value-type="float">
            <text:p>573415099</text:p>
          </table:table-cell>
          <table:table-cell office:value-type="string" calcext:value-type="string">
            <text:p>mensah.eric7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Lamptey</text:p>
          </table:table-cell>
          <table:table-cell office:value-type="string" calcext:value-type="string">
            <text:p>Naa Lamle</text:p>
          </table:table-cell>
          <table:table-cell table:style-name="Default"/>
          <table:table-cell office:value-type="float" office:value="10531982" calcext:value-type="float">
            <text:p>105319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. Actuarial Science</text:p>
          </table:table-cell>
          <table:table-cell office:value-type="float" office:value="264474608" calcext:value-type="float">
            <text:p>264474608</text:p>
          </table:table-cell>
          <table:table-cell office:value-type="string" calcext:value-type="string">
            <text:p>pistis.nll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KUMAKO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KWAKU</text:p>
          </table:table-cell>
          <table:table-cell office:value-type="float" office:value="10412487" calcext:value-type="float">
            <text:p>1041248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Political Science and Adult Education.</text:p>
          </table:table-cell>
          <table:table-cell office:value-type="float" office:value="540611338" calcext:value-type="float">
            <text:p>540611338</text:p>
          </table:table-cell>
          <table:table-cell office:value-type="string" calcext:value-type="string">
            <text:p>raph.kumako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Laryea</text:p>
          </table:table-cell>
          <table:table-cell office:value-type="string" calcext:value-type="string">
            <text:p>Mariama</text:p>
          </table:table-cell>
          <table:table-cell table:style-name="Default"/>
          <table:table-cell office:value-type="float" office:value="10469250" calcext:value-type="float">
            <text:p>10469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 AND RESOURCE DEVELOPMENT</text:p>
          </table:table-cell>
          <table:table-cell office:value-type="float" office:value="260934210" calcext:value-type="float">
            <text:p>260934210</text:p>
          </table:table-cell>
          <table:table-cell office:value-type="string" calcext:value-type="string">
            <text:p>mariamalaryea452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Cyhana</text:p>
          </table:table-cell>
          <table:table-cell office:value-type="string" calcext:value-type="string">
            <text:p>Lena</text:p>
          </table:table-cell>
          <table:table-cell office:value-type="float" office:value="10477023" calcext:value-type="float">
            <text:p>104770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Geography and Psychology</text:p>
          </table:table-cell>
          <table:table-cell office:value-type="float" office:value="243470498" calcext:value-type="float">
            <text:p>243470498</text:p>
          </table:table-cell>
          <table:table-cell office:value-type="string" calcext:value-type="string">
            <text:p>wcyhanalena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Bart-Plange</text:p>
          </table:table-cell>
          <table:table-cell office:value-type="string" calcext:value-type="string">
            <text:p>Donna</text:p>
          </table:table-cell>
          <table:table-cell table:style-name="Default"/>
          <table:table-cell office:value-type="float" office:value="10460980" calcext:value-type="float">
            <text:p>104609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Geography and Sociology</text:p>
          </table:table-cell>
          <table:table-cell office:value-type="float" office:value="543442533" calcext:value-type="float">
            <text:p>543442533</text:p>
          </table:table-cell>
          <table:table-cell office:value-type="string" calcext:value-type="string">
            <text:p>donnabartplange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rmah</text:p>
          </table:table-cell>
          <table:table-cell office:value-type="string" calcext:value-type="string">
            <text:p>Shadrack</text:p>
          </table:table-cell>
          <table:table-cell table:style-name="Default"/>
          <table:table-cell office:value-type="float" office:value="10456971" calcext:value-type="float">
            <text:p>104569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 and Resource Development</text:p>
          </table:table-cell>
          <table:table-cell office:value-type="float" office:value="549718857" calcext:value-type="float">
            <text:p>549718857</text:p>
          </table:table-cell>
          <table:table-cell office:value-type="string" calcext:value-type="string">
            <text:p>shadamaster2205@gmia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GYAPONG</text:p>
          </table:table-cell>
          <table:table-cell office:value-type="string" calcext:value-type="string">
            <text:p>DERRICK</text:p>
          </table:table-cell>
          <table:table-cell table:style-name="Default"/>
          <table:table-cell office:value-type="float" office:value="10478321" calcext:value-type="float">
            <text:p>104783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DARKO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OFOSU</text:p>
          </table:table-cell>
          <table:table-cell office:value-type="float" office:value="10469344" calcext:value-type="float">
            <text:p>104693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 and Resource Development</text:p>
          </table:table-cell>
          <table:table-cell office:value-type="float" office:value="246021416" calcext:value-type="float">
            <text:p>246021416</text:p>
          </table:table-cell>
          <table:table-cell office:value-type="string" calcext:value-type="string">
            <text:p>HARRISTERKROSS@GMAIL.CO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SUMANI</text:p>
          </table:table-cell>
          <table:table-cell office:value-type="string" calcext:value-type="string">
            <text:p>HABIB</text:p>
          </table:table-cell>
          <table:table-cell table:style-name="Default"/>
          <table:table-cell office:value-type="float" office:value="10446326" calcext:value-type="float">
            <text:p>104463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 and Resource Development</text:p>
          </table:table-cell>
          <table:table-cell office:value-type="float" office:value="204418557" calcext:value-type="float">
            <text:p>204418557</text:p>
          </table:table-cell>
          <table:table-cell office:value-type="string" calcext:value-type="string">
            <text:p>sumanihabib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mpofo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Kwasi</text:p>
          </table:table-cell>
          <table:table-cell office:value-type="float" office:value="10457059" calcext:value-type="float">
            <text:p>104570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nics and Infomation studies</text:p>
          </table:table-cell>
          <table:table-cell office:value-type="float" office:value="549575038" calcext:value-type="float">
            <text:p>549575038</text:p>
          </table:table-cell>
          <table:table-cell office:value-type="string" calcext:value-type="string">
            <text:p>kwasijones12@yahoo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Boateng</text:p>
          </table:table-cell>
          <table:table-cell office:value-type="string" calcext:value-type="string">
            <text:p>Samuel</text:p>
          </table:table-cell>
          <table:table-cell table:style-name="Default"/>
          <table:table-cell office:value-type="float" office:value="10462904" calcext:value-type="float">
            <text:p>104629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42568722" calcext:value-type="float">
            <text:p>242568722</text:p>
          </table:table-cell>
          <table:table-cell office:value-type="string" calcext:value-type="string">
            <text:p>boatengsamuel385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zumah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joyce</text:p>
          </table:table-cell>
          <table:table-cell office:value-type="float" office:value="10482055" calcext:value-type="float">
            <text:p>104820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<text:s/>sociology and social work</text:p>
          </table:table-cell>
          <table:table-cell office:value-type="float" office:value="241304351" calcext:value-type="float">
            <text:p>241304351</text:p>
          </table:table-cell>
          <table:table-cell office:value-type="string" calcext:value-type="string">
            <text:p>ajazumah@st.ug.edu.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moako Fordjour</text:p>
          </table:table-cell>
          <table:table-cell office:value-type="string" calcext:value-type="string">
            <text:p>Sandra</text:p>
          </table:table-cell>
          <table:table-cell table:style-name="Default"/>
          <table:table-cell office:value-type="float" office:value="10486839" calcext:value-type="float">
            <text:p>104868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</text:p>
          </table:table-cell>
          <table:table-cell office:value-type="float" office:value="548524255" calcext:value-type="float">
            <text:p>548524255</text:p>
          </table:table-cell>
          <table:table-cell office:value-type="string" calcext:value-type="string">
            <text:p>sandraamoako1048@gmail.c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KORLEY</text:p>
          </table:table-cell>
          <table:table-cell office:value-type="string" calcext:value-type="string">
            <text:p>YESRINE</text:p>
          </table:table-cell>
          <table:table-cell office:value-type="string" calcext:value-type="string">
            <text:p>NAA MORKOR</text:p>
          </table:table-cell>
          <table:table-cell office:value-type="float" office:value="10464083" calcext:value-type="float">
            <text:p>104640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ology and Philosophy and Classics</text:p>
          </table:table-cell>
          <table:table-cell office:value-type="float" office:value="572662529" calcext:value-type="float">
            <text:p>572662529</text:p>
          </table:table-cell>
          <table:table-cell office:value-type="string" calcext:value-type="string">
            <text:p>naayesrine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Yahya</text:p>
          </table:table-cell>
          <table:table-cell office:value-type="string" calcext:value-type="string">
            <text:p>Mustapha</text:p>
          </table:table-cell>
          <table:table-cell table:style-name="Default"/>
          <table:table-cell office:value-type="float" office:value="10419656" calcext:value-type="float">
            <text:p>1041965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Economics, Information Studies</text:p>
          </table:table-cell>
          <table:table-cell office:value-type="float" office:value="544831900" calcext:value-type="float">
            <text:p>544831900</text:p>
          </table:table-cell>
          <table:table-cell office:value-type="string" calcext:value-type="string">
            <text:p>mustaphaya.my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JUMPAH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MAMLE</text:p>
          </table:table-cell>
          <table:table-cell office:value-type="float" office:value="10455792" calcext:value-type="float">
            <text:p>104557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HELOR OF ARTS</text:p>
          </table:table-cell>
          <table:table-cell office:value-type="float" office:value="274920081" calcext:value-type="float">
            <text:p>274920081</text:p>
          </table:table-cell>
          <table:table-cell office:value-type="string" calcext:value-type="string">
            <text:p>jjumpah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DU-BROBEY</text:p>
          </table:table-cell>
          <table:table-cell office:value-type="string" calcext:value-type="string">
            <text:p>NANA AMMA</text:p>
          </table:table-cell>
          <table:table-cell office:value-type="string" calcext:value-type="string">
            <text:p>ARKO</text:p>
          </table:table-cell>
          <table:table-cell office:value-type="float" office:value="10422291" calcext:value-type="float">
            <text:p>1042229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. BIOCHEMISTRY, CELL AND MOLECULAR BIOLOGY</text:p>
          </table:table-cell>
          <table:table-cell office:value-type="float" office:value="549783850" calcext:value-type="float">
            <text:p>549783850</text:p>
          </table:table-cell>
          <table:table-cell office:value-type="string" calcext:value-type="string">
            <text:p>ama.brobey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frifa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oateng</text:p>
          </table:table-cell>
          <table:table-cell office:value-type="float" office:value="10469674" calcext:value-type="float">
            <text:p>104696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Administration</text:p>
          </table:table-cell>
          <table:table-cell office:value-type="float" office:value="245983561" calcext:value-type="float">
            <text:p>245983561</text:p>
          </table:table-cell>
          <table:table-cell office:value-type="string" calcext:value-type="string">
            <text:p>Samuellocklear90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Dowuona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Norkor</text:p>
          </table:table-cell>
          <table:table-cell office:value-type="float" office:value="10415088" calcext:value-type="float">
            <text:p>1041508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. Agriculture</text:p>
          </table:table-cell>
          <table:table-cell office:value-type="float" office:value="274418983" calcext:value-type="float">
            <text:p>274418983</text:p>
          </table:table-cell>
          <table:table-cell office:value-type="string" calcext:value-type="string">
            <text:p>pettydowuona@gmai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ddae</text:p>
          </table:table-cell>
          <table:table-cell office:value-type="string" calcext:value-type="string">
            <text:p>Evangelina</text:p>
          </table:table-cell>
          <table:table-cell table:style-name="Default"/>
          <table:table-cell office:value-type="float" office:value="10477097" calcext:value-type="float">
            <text:p>104770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in administration</text:p>
          </table:table-cell>
          <table:table-cell office:value-type="float" office:value="544037833" calcext:value-type="float">
            <text:p>544037833</text:p>
          </table:table-cell>
          <table:table-cell office:value-type="string" calcext:value-type="string">
            <text:p>evangelina.addae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table:style-name="ce2" office:value-type="string" calcext:value-type="string">
            <text:p>APPAH</text:p>
          </table:table-cell>
          <table:table-cell table:style-name="ce2" office:value-type="string" calcext:value-type="string">
            <text:p>JOEL</text:p>
          </table:table-cell>
          <table:table-cell table:style-name="ce2" office:value-type="string" calcext:value-type="string">
            <text:p>OWIREKU K</text:p>
          </table:table-cell>
          <table:table-cell table:style-name="ce2" office:value-type="float" office:value="10459182" calcext:value-type="float">
            <text:p>1045918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BA PSYCHOLOGY, BA INFORMATION STUDIES</text:p>
          </table:table-cell>
          <table:table-cell table:style-name="ce2" office:value-type="float" office:value="540216235" calcext:value-type="float">
            <text:p>540216235</text:p>
          </table:table-cell>
          <table:table-cell table:style-name="ce2" office:value-type="string" calcext:value-type="string">
            <text:p>joelappah99@gmail.com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BOAHENE</text:p>
          </table:table-cell>
          <table:table-cell office:value-type="string" calcext:value-type="string">
            <text:p>ESTHER</text:p>
          </table:table-cell>
          <table:table-cell table:style-name="Default"/>
          <table:table-cell office:value-type="float" office:value="10482429" calcext:value-type="float">
            <text:p>104824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ADIMINISTRATION</text:p>
          </table:table-cell>
          <table:table-cell office:value-type="float" office:value="545837932" calcext:value-type="float">
            <text:p>545837932</text:p>
          </table:table-cell>
          <table:table-cell office:value-type="string" calcext:value-type="string">
            <text:p>boahenesther37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SARPONG</text:p>
          </table:table-cell>
          <table:table-cell office:value-type="string" calcext:value-type="string">
            <text:p>LORETTA</text:p>
          </table:table-cell>
          <table:table-cell table:style-name="Default"/>
          <table:table-cell office:value-type="float" office:value="10462066" calcext:value-type="float">
            <text:p>104620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HELOR OF ARTS</text:p>
          </table:table-cell>
          <table:table-cell office:value-type="float" office:value="240889844" calcext:value-type="float">
            <text:p>240889844</text:p>
          </table:table-cell>
          <table:table-cell office:value-type="string" calcext:value-type="string">
            <text:p>Adjoaaccheampomaah59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Lampt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Naa Odarkor</text:p>
          </table:table-cell>
          <table:table-cell office:value-type="float" office:value="10461248" calcext:value-type="float">
            <text:p>104612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Statistics</text:p>
          </table:table-cell>
          <table:table-cell office:value-type="float" office:value="203704712" calcext:value-type="float">
            <text:p>203704712</text:p>
          </table:table-cell>
          <table:table-cell office:value-type="string" calcext:value-type="string">
            <text:p>lizzetty2g9@ovi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Mac Forson</text:p>
          </table:table-cell>
          <table:table-cell office:value-type="string" calcext:value-type="string">
            <text:p>Rachel</text:p>
          </table:table-cell>
          <table:table-cell table:style-name="Default"/>
          <table:table-cell office:value-type="float" office:value="10336967" calcext:value-type="float">
            <text:p>1033696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Linguistic and Spanish</text:p>
          </table:table-cell>
          <table:table-cell office:value-type="string" calcext:value-type="string">
            <text:p>0503854647 / 0541670933</text:p>
          </table:table-cell>
          <table:table-cell office:value-type="string" calcext:value-type="string">
            <text:p>ekukyereda@gmail.c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NKOMAH-SARFO</text:p>
          </table:table-cell>
          <table:table-cell office:value-type="string" calcext:value-type="string">
            <text:p>EXPERIENZAR</text:p>
          </table:table-cell>
          <table:table-cell table:style-name="Default"/>
          <table:table-cell office:value-type="float" office:value="10467513" calcext:value-type="float">
            <text:p>104675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sychology and The Study of Religion</text:p>
          </table:table-cell>
          <table:table-cell office:value-type="float" office:value="276817860" calcext:value-type="float">
            <text:p>276817860</text:p>
          </table:table-cell>
          <table:table-cell office:value-type="string" calcext:value-type="string">
            <text:p>eankomah_sarfo@st.ug.edu.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dde</text:p>
          </table:table-cell>
          <table:table-cell office:value-type="string" calcext:value-type="string">
            <text:p>Sena</text:p>
          </table:table-cell>
          <table:table-cell office:value-type="string" calcext:value-type="string">
            <text:p>Aku</text:p>
          </table:table-cell>
          <table:table-cell office:value-type="float" office:value="10451451" calcext:value-type="float">
            <text:p>1045145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06413426" calcext:value-type="float">
            <text:p>206413426</text:p>
          </table:table-cell>
          <table:table-cell office:value-type="string" calcext:value-type="string">
            <text:p>saadde@st.ug.edu.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biscoff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yaya</text:p>
          </table:table-cell>
          <table:table-cell office:value-type="float" office:value="10468457" calcext:value-type="float">
            <text:p>104684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olitical science and French</text:p>
          </table:table-cell>
          <table:table-cell office:value-type="float" office:value="509008698" calcext:value-type="float">
            <text:p>509008698</text:p>
          </table:table-cell>
          <table:table-cell office:value-type="string" calcext:value-type="string">
            <text:p>dolcehb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Brobbey</text:p>
          </table:table-cell>
          <table:table-cell office:value-type="string" calcext:value-type="string">
            <text:p>Barbara</text:p>
          </table:table-cell>
          <table:table-cell table:style-name="Default"/>
          <table:table-cell office:value-type="float" office:value="10495754" calcext:value-type="float">
            <text:p>104957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Chemistry</text:p>
          </table:table-cell>
          <table:table-cell office:value-type="float" office:value="267057531" calcext:value-type="float">
            <text:p>267057531</text:p>
          </table:table-cell>
          <table:table-cell office:value-type="string" calcext:value-type="string">
            <text:p>brobbeybb70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Benyi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Kweku</text:p>
          </table:table-cell>
          <table:table-cell office:value-type="float" office:value="10494417" calcext:value-type="float">
            <text:p>104944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70594419" calcext:value-type="float">
            <text:p>270594419</text:p>
          </table:table-cell>
          <table:table-cell office:value-type="string" calcext:value-type="string">
            <text:p>kwekubenyi@live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OPOKU NUAMAH</text:p>
          </table:table-cell>
          <table:table-cell office:value-type="string" calcext:value-type="string">
            <text:p>ALBERTA</text:p>
          </table:table-cell>
          <table:table-cell table:style-name="Default"/>
          <table:table-cell office:value-type="float" office:value="10460632" calcext:value-type="float">
            <text:p>104606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SYCHOLOGY, BA INFORMATION STUDIES</text:p>
          </table:table-cell>
          <table:table-cell office:value-type="float" office:value="240674918" calcext:value-type="float">
            <text:p>240674918</text:p>
          </table:table-cell>
          <table:table-cell office:value-type="string" calcext:value-type="string">
            <text:p>richielil1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Baah-Nyarkoh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Ato</text:p>
          </table:table-cell>
          <table:table-cell office:value-type="float" office:value="10485390" calcext:value-type="float">
            <text:p>104853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History and Archaeology</text:p>
          </table:table-cell>
          <table:table-cell office:value-type="float" office:value="262707840" calcext:value-type="float">
            <text:p>262707840</text:p>
          </table:table-cell>
          <table:table-cell office:value-type="string" calcext:value-type="string">
            <text:p>atobaah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ggrey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Kwabena</text:p>
          </table:table-cell>
          <table:table-cell office:value-type="float" office:value="10470205" calcext:value-type="float">
            <text:p>104702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in Administration</text:p>
          </table:table-cell>
          <table:table-cell office:value-type="float" office:value="572090587" calcext:value-type="float">
            <text:p>572090587</text:p>
          </table:table-cell>
          <table:table-cell office:value-type="string" calcext:value-type="string">
            <text:p>kaggrey8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YAKUBU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IDDRISU</text:p>
          </table:table-cell>
          <table:table-cell office:value-type="float" office:value="10537205" calcext:value-type="float">
            <text:p>105372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</text:p>
          </table:table-cell>
          <table:table-cell office:value-type="float" office:value="265736810" calcext:value-type="float">
            <text:p>265736810</text:p>
          </table:table-cell>
          <table:table-cell office:value-type="string" calcext:value-type="string">
            <text:p>fadablinks8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Adu</text:p>
          </table:table-cell>
          <table:table-cell office:value-type="string" calcext:value-type="string">
            <text:p>Patrick</text:p>
          </table:table-cell>
          <table:table-cell table:style-name="Default"/>
          <table:table-cell office:value-type="float" office:value="10470995" calcext:value-type="float">
            <text:p>104709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helor of science in administration</text:p>
          </table:table-cell>
          <table:table-cell office:value-type="float" office:value="241983830" calcext:value-type="float">
            <text:p>241983830</text:p>
          </table:table-cell>
          <table:table-cell office:value-type="string" calcext:value-type="string">
            <text:p>adupatrick2014.pa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cheampong</text:p>
          </table:table-cell>
          <table:table-cell office:value-type="string" calcext:value-type="string">
            <text:p>Harriet</text:p>
          </table:table-cell>
          <table:table-cell table:style-name="Default"/>
          <table:table-cell office:value-type="float" office:value="10457263" calcext:value-type="float">
            <text:p>104572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in Administration</text:p>
          </table:table-cell>
          <table:table-cell office:value-type="float" office:value="244073533" calcext:value-type="float">
            <text:p>244073533</text:p>
          </table:table-cell>
          <table:table-cell office:value-type="string" calcext:value-type="string">
            <text:p>hacheampong@rocket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fori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Oforiwaa</text:p>
          </table:table-cell>
          <table:table-cell office:value-type="float" office:value="10490373" calcext:value-type="float">
            <text:p>104903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INFOMATION STUDIES AND THEATRE ARTS</text:p>
          </table:table-cell>
          <table:table-cell office:value-type="float" office:value="275999587" calcext:value-type="float">
            <text:p>275999587</text:p>
          </table:table-cell>
          <table:table-cell office:value-type="string" calcext:value-type="string">
            <text:p>bibieofori25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DJEI</text:p>
          </table:table-cell>
          <table:table-cell office:value-type="string" calcext:value-type="string">
            <text:p>RANDA</text:p>
          </table:table-cell>
          <table:table-cell office:value-type="string" calcext:value-type="string">
            <text:p>NAA ADJELEY</text:p>
          </table:table-cell>
          <table:table-cell office:value-type="float" office:value="10534024" calcext:value-type="float">
            <text:p>10534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Marine and Fisheries</text:p>
          </table:table-cell>
          <table:table-cell office:value-type="float" office:value="573799912" calcext:value-type="float">
            <text:p>573799912</text:p>
          </table:table-cell>
          <table:table-cell office:value-type="string" calcext:value-type="string">
            <text:p>ranablinks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Hammond</text:p>
          </table:table-cell>
          <table:table-cell office:value-type="string" calcext:value-type="string">
            <text:p>Ivy</text:p>
          </table:table-cell>
          <table:table-cell office:value-type="string" calcext:value-type="string">
            <text:p>Naa Amorkor</text:p>
          </table:table-cell>
          <table:table-cell office:value-type="float" office:value="10375398" calcext:value-type="float">
            <text:p>103753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 and Mathematics</text:p>
          </table:table-cell>
          <table:table-cell office:value-type="float" office:value="267993051" calcext:value-type="float">
            <text:p>267993051</text:p>
          </table:table-cell>
          <table:table-cell office:value-type="string" calcext:value-type="string">
            <text:p>naamorkorhammond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Wonkye</text:p>
          </table:table-cell>
          <table:table-cell office:value-type="string" calcext:value-type="string">
            <text:p>Kweku</text:p>
          </table:table-cell>
          <table:table-cell office:value-type="string" calcext:value-type="string">
            <text:p>Bimpong</text:p>
          </table:table-cell>
          <table:table-cell office:value-type="float" office:value="10409372" calcext:value-type="float">
            <text:p>1040937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. Administration</text:p>
          </table:table-cell>
          <table:table-cell office:value-type="float" office:value="277768463" calcext:value-type="float">
            <text:p>277768463</text:p>
          </table:table-cell>
          <table:table-cell office:value-type="string" calcext:value-type="string">
            <text:p>wonkye.paul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Turkson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Abena K.</text:p>
          </table:table-cell>
          <table:table-cell office:value-type="float" office:value="10384403" calcext:value-type="float">
            <text:p>1038440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 and Mathematics</text:p>
          </table:table-cell>
          <table:table-cell office:value-type="float" office:value="205120898" calcext:value-type="float">
            <text:p>205120898</text:p>
          </table:table-cell>
          <table:table-cell office:value-type="string" calcext:value-type="string">
            <text:p>valerieturkson.vt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anquah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ana Araba Gyesiwah</text:p>
          </table:table-cell>
          <table:table-cell office:value-type="float" office:value="10386047" calcext:value-type="float">
            <text:p>1038604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 and mathematics</text:p>
          </table:table-cell>
          <table:table-cell office:value-type="float" office:value="204408735" calcext:value-type="float">
            <text:p>204408735</text:p>
          </table:table-cell>
          <table:table-cell office:value-type="string" calcext:value-type="string">
            <text:p>danquahregina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EKUFUL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KWASI</text:p>
          </table:table-cell>
          <table:table-cell office:value-type="float" office:value="10466773" calcext:value-type="float">
            <text:p>104667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75612545" calcext:value-type="float">
            <text:p>275612545</text:p>
          </table:table-cell>
          <table:table-cell office:value-type="string" calcext:value-type="string">
            <text:p>kwesiekuful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table:style-name="ce3" office:value-type="string" calcext:value-type="string">
            <text:p>Doh</text:p>
          </table:table-cell>
          <table:table-cell table:style-name="ce3" office:value-type="string" calcext:value-type="string">
            <text:p>Abigail</text:p>
          </table:table-cell>
          <table:table-cell table:style-name="ce3" office:value-type="string" calcext:value-type="string">
            <text:p>Enam</text:p>
          </table:table-cell>
          <table:table-cell table:style-name="ce3" office:value-type="float" office:value="10387747" calcext:value-type="float">
            <text:p>10387747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BA geography and resource development</text:p>
          </table:table-cell>
          <table:table-cell table:style-name="ce3" office:value-type="float" office:value="505326840" calcext:value-type="float">
            <text:p>505326840</text:p>
          </table:table-cell>
          <table:table-cell table:style-name="ce3" office:value-type="string" calcext:value-type="string">
            <text:p>enam.doh@gmail.com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Klutse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Delali</text:p>
          </table:table-cell>
          <table:table-cell office:value-type="float" office:value="10468979" calcext:value-type="float">
            <text:p>104689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Familyand Consumer Science (Familyand Child Studies)</text:p>
          </table:table-cell>
          <table:table-cell office:value-type="float" office:value="266258650" calcext:value-type="float">
            <text:p>266258650</text:p>
          </table:table-cell>
          <table:table-cell office:value-type="string" calcext:value-type="string">
            <text:p>adbklutse@st.ug.edu.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fosuware</text:p>
          </table:table-cell>
          <table:table-cell office:value-type="string" calcext:value-type="string">
            <text:p>lydia</text:p>
          </table:table-cell>
          <table:table-cell table:style-name="Default"/>
          <table:table-cell office:value-type="float" office:value="10515885" calcext:value-type="float">
            <text:p>105158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family and consumer science</text:p>
          </table:table-cell>
          <table:table-cell office:value-type="float" office:value="10515885" calcext:value-type="float">
            <text:p>10515885</text:p>
          </table:table-cell>
          <table:table-cell office:value-type="string" calcext:value-type="string">
            <text:p>lofosuware@st.edu.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SARPONG</text:p>
          </table:table-cell>
          <table:table-cell office:value-type="string" calcext:value-type="string">
            <text:p>EVANGELINA</text:p>
          </table:table-cell>
          <table:table-cell office:value-type="string" calcext:value-type="string">
            <text:p>DANKWA</text:p>
          </table:table-cell>
          <table:table-cell office:value-type="float" office:value="10527156" calcext:value-type="float">
            <text:p>105271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FAMILY AND CONSUMER SCIENCE</text:p>
          </table:table-cell>
          <table:table-cell office:value-type="float" office:value="249287048" calcext:value-type="float">
            <text:p>249287048</text:p>
          </table:table-cell>
          <table:table-cell office:value-type="string" calcext:value-type="string">
            <text:p>yaadankwasarpong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BLIE</text:p>
          </table:table-cell>
          <table:table-cell office:value-type="string" calcext:value-type="string">
            <text:p>ADJOA</text:p>
          </table:table-cell>
          <table:table-cell office:value-type="string" calcext:value-type="string">
            <text:p>ADIDI</text:p>
          </table:table-cell>
          <table:table-cell office:value-type="float" office:value="10536303" calcext:value-type="float">
            <text:p>105363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Family and consumer science</text:p>
          </table:table-cell>
          <table:table-cell office:value-type="float" office:value="549175062" calcext:value-type="float">
            <text:p>549175062</text:p>
          </table:table-cell>
          <table:table-cell office:value-type="string" calcext:value-type="string">
            <text:p>mariamzakli@hotmail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ffei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Boateng</text:p>
          </table:table-cell>
          <table:table-cell office:value-type="float" office:value="10526711" calcext:value-type="float">
            <text:p>105267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family and consumer science</text:p>
          </table:table-cell>
          <table:table-cell office:value-type="float" office:value="546554324" calcext:value-type="float">
            <text:p>546554324</text:p>
          </table:table-cell>
          <table:table-cell office:value-type="string" calcext:value-type="string">
            <text:p>hannahoffeiboateng@gmail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hinful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Christina</text:p>
          </table:table-cell>
          <table:table-cell office:value-type="float" office:value="10456140" calcext:value-type="float">
            <text:p>104561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ology and Music</text:p>
          </table:table-cell>
          <table:table-cell office:value-type="string" calcext:value-type="string">
            <text:p>0547236658; <text:s/>0572209723</text:p>
          </table:table-cell>
          <table:table-cell office:value-type="string" calcext:value-type="string">
            <text:p>acahinful@st.ug.edu.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Hammond</text:p>
          </table:table-cell>
          <table:table-cell office:value-type="string" calcext:value-type="string">
            <text:p>juliet</text:p>
          </table:table-cell>
          <table:table-cell table:style-name="Default"/>
          <table:table-cell office:value-type="float" office:value="10408153" calcext:value-type="float">
            <text:p>1040815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. Agriculture science</text:p>
          </table:table-cell>
          <table:table-cell office:value-type="float" office:value="267183761" calcext:value-type="float">
            <text:p>267183761</text:p>
          </table:table-cell>
          <table:table-cell office:value-type="string" calcext:value-type="string">
            <text:p>amobiyehammond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PEADU-BAAH</text:p>
          </table:table-cell>
          <table:table-cell office:value-type="string" calcext:value-type="string">
            <text:p>GANETTE</text:p>
          </table:table-cell>
          <table:table-cell office:value-type="string" calcext:value-type="string">
            <text:p>FOSUA</text:p>
          </table:table-cell>
          <table:table-cell office:value-type="float" office:value="10465405" calcext:value-type="float">
            <text:p>104654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SYCHOLOGY</text:p>
          </table:table-cell>
          <table:table-cell office:value-type="float" office:value="279861319" calcext:value-type="float">
            <text:p>279861319</text:p>
          </table:table-cell>
          <table:table-cell office:value-type="string" calcext:value-type="string">
            <text:p>gapeadu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moako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konadu</text:p>
          </table:table-cell>
          <table:table-cell office:value-type="float" office:value="10402196" calcext:value-type="float">
            <text:p>1040219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Sociology and Philosophy</text:p>
          </table:table-cell>
          <table:table-cell office:value-type="float" office:value="263687194" calcext:value-type="float">
            <text:p>263687194</text:p>
          </table:table-cell>
          <table:table-cell office:value-type="string" calcext:value-type="string">
            <text:p>amoakopriscilla9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Coffie</text:p>
          </table:table-cell>
          <table:table-cell office:value-type="string" calcext:value-type="string">
            <text:p>Precious</text:p>
          </table:table-cell>
          <table:table-cell table:style-name="Default"/>
          <table:table-cell office:value-type="float" office:value="10477291" calcext:value-type="float">
            <text:p>104772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olitical science and swahili</text:p>
          </table:table-cell>
          <table:table-cell office:value-type="float" office:value="578233812" calcext:value-type="float">
            <text:p>578233812</text:p>
          </table:table-cell>
          <table:table-cell office:value-type="string" calcext:value-type="string">
            <text:p>cerph36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mponfi</text:p>
          </table:table-cell>
          <table:table-cell office:value-type="string" calcext:value-type="string">
            <text:p>Kingsley</text:p>
          </table:table-cell>
          <table:table-cell office:value-type="string" calcext:value-type="string">
            <text:p>Kusi</text:p>
          </table:table-cell>
          <table:table-cell office:value-type="float" office:value="10479321" calcext:value-type="float">
            <text:p>104793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COMPUTER SCIENCE AND ECONOMICS</text:p>
          </table:table-cell>
          <table:table-cell office:value-type="float" office:value="245764613" calcext:value-type="float">
            <text:p>245764613</text:p>
          </table:table-cell>
          <table:table-cell office:value-type="string" calcext:value-type="string">
            <text:p>dadavee@rocket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wusu-Koranteng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anso</text:p>
          </table:table-cell>
          <table:table-cell office:value-type="float" office:value="10521557" calcext:value-type="float">
            <text:p>105215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 Political Science, English and Theatre arts</text:p>
          </table:table-cell>
          <table:table-cell office:value-type="float" office:value="200998099" calcext:value-type="float">
            <text:p>200998099</text:p>
          </table:table-cell>
          <table:table-cell office:value-type="string" calcext:value-type="string">
            <text:p>dowusukoranteng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fori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Kojo</text:p>
          </table:table-cell>
          <table:table-cell office:value-type="float" office:value="10530467" calcext:value-type="float">
            <text:p>105304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.A Sociology,Social Works and Music</text:p>
          </table:table-cell>
          <table:table-cell office:value-type="float" office:value="577267509" calcext:value-type="float">
            <text:p>577267509</text:p>
          </table:table-cell>
          <table:table-cell office:value-type="string" calcext:value-type="string">
            <text:p>kooforijunior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NTI</text:p>
          </table:table-cell>
          <table:table-cell office:value-type="string" calcext:value-type="string">
            <text:p>PATRICK</text:p>
          </table:table-cell>
          <table:table-cell table:style-name="Default"/>
          <table:table-cell office:value-type="float" office:value="10458834" calcext:value-type="float">
            <text:p>104588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44425764" calcext:value-type="float">
            <text:p>244425764</text:p>
          </table:table-cell>
          <table:table-cell office:value-type="string" calcext:value-type="string">
            <text:p>bchibsah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MISSAH</text:p>
          </table:table-cell>
          <table:table-cell office:value-type="string" calcext:value-type="string">
            <text:p>MONEL</text:p>
          </table:table-cell>
          <table:table-cell table:style-name="Default"/>
          <table:table-cell office:value-type="float" office:value="10469164" calcext:value-type="float">
            <text:p>104691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ADMINISTRATION</text:p>
          </table:table-cell>
          <table:table-cell office:value-type="float" office:value="508533599" calcext:value-type="float">
            <text:p>508533599</text:p>
          </table:table-cell>
          <table:table-cell office:value-type="string" calcext:value-type="string">
            <text:p>kwadwomonel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lhassan</text:p>
          </table:table-cell>
          <table:table-cell office:value-type="string" calcext:value-type="string">
            <text:p>karimatu</text:p>
          </table:table-cell>
          <table:table-cell office:value-type="string" calcext:value-type="string">
            <text:p>D.</text:p>
          </table:table-cell>
          <table:table-cell office:value-type="float" office:value="10489330" calcext:value-type="float">
            <text:p>104893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hilosophy geography and political science</text:p>
          </table:table-cell>
          <table:table-cell office:value-type="float" office:value="547090254" calcext:value-type="float">
            <text:p>547090254</text:p>
          </table:table-cell>
          <table:table-cell office:value-type="string" calcext:value-type="string">
            <text:p>karimoday8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yakubu</text:p>
          </table:table-cell>
          <table:table-cell office:value-type="string" calcext:value-type="string">
            <text:p>zainab</text:p>
          </table:table-cell>
          <table:table-cell office:value-type="string" calcext:value-type="string">
            <text:p>tracy</text:p>
          </table:table-cell>
          <table:table-cell office:value-type="float" office:value="10446340" calcext:value-type="float">
            <text:p>104463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hilosophy religion and political science</text:p>
          </table:table-cell>
          <table:table-cell office:value-type="float" office:value="200224432" calcext:value-type="float">
            <text:p>200224432</text:p>
          </table:table-cell>
          <table:table-cell office:value-type="string" calcext:value-type="string">
            <text:p>zainabyak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koto</text:p>
          </table:table-cell>
          <table:table-cell office:value-type="string" calcext:value-type="string">
            <text:p>Gifty</text:p>
          </table:table-cell>
          <table:table-cell office:value-type="string" calcext:value-type="string">
            <text:p>Duah</text:p>
          </table:table-cell>
          <table:table-cell office:value-type="float" office:value="10479718" calcext:value-type="float">
            <text:p>104797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hilosophy geography and political science</text:p>
          </table:table-cell>
          <table:table-cell office:value-type="float" office:value="549770102" calcext:value-type="float">
            <text:p>549770102</text:p>
          </table:table-cell>
          <table:table-cell office:value-type="string" calcext:value-type="string">
            <text:p>giftyduahakoto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ti-boateng</text:p>
          </table:table-cell>
          <table:table-cell office:value-type="string" calcext:value-type="string">
            <text:p>magdalene</text:p>
          </table:table-cell>
          <table:table-cell table:style-name="Default"/>
          <table:table-cell office:value-type="float" office:value="10477160" calcext:value-type="float">
            <text:p>104771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administration</text:p>
          </table:table-cell>
          <table:table-cell office:value-type="float" office:value="508533599" calcext:value-type="float">
            <text:p>508533599</text:p>
          </table:table-cell>
          <table:table-cell office:value-type="string" calcext:value-type="string">
            <text:p>kwadwomonel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makafui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mahomey</text:p>
          </table:table-cell>
          <table:table-cell office:value-type="float" office:value="10472742" calcext:value-type="float">
            <text:p>104727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information studies linguistics and history</text:p>
          </table:table-cell>
          <table:table-cell office:value-type="float" office:value="572544259" calcext:value-type="float">
            <text:p>572544259</text:p>
          </table:table-cell>
          <table:table-cell office:value-type="string" calcext:value-type="string">
            <text:p>mcprissy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Tuadzrah</text:p>
          </table:table-cell>
          <table:table-cell office:value-type="string" calcext:value-type="string">
            <text:p>Eyra</text:p>
          </table:table-cell>
          <table:table-cell table:style-name="Default"/>
          <table:table-cell office:value-type="float" office:value="10479086" calcext:value-type="float">
            <text:p>104790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sychology and Geography</text:p>
          </table:table-cell>
          <table:table-cell office:value-type="float" office:value="540273600" calcext:value-type="float">
            <text:p>540273600</text:p>
          </table:table-cell>
          <table:table-cell office:value-type="string" calcext:value-type="string">
            <text:p>etuadzrah@yahoo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OFORI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ENA</text:p>
          </table:table-cell>
          <table:table-cell office:value-type="float" office:value="10405340" calcext:value-type="float">
            <text:p>1040534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, ECONOMICS AND GEOGRAPHY</text:p>
          </table:table-cell>
          <table:table-cell office:value-type="float" office:value="266485348" calcext:value-type="float">
            <text:p>266485348</text:p>
          </table:table-cell>
          <table:table-cell office:value-type="string" calcext:value-type="string">
            <text:p>anitasenaofori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table:style-name="ce4" office:value-type="string" calcext:value-type="string">
            <text:p>Eshun</text:p>
          </table:table-cell>
          <table:table-cell table:style-name="ce4" office:value-type="string" calcext:value-type="string">
            <text:p>Caleb</text:p>
          </table:table-cell>
          <table:table-cell table:style-name="ce4" office:value-type="string" calcext:value-type="string">
            <text:p>Stephen-Kofi</text:p>
          </table:table-cell>
          <table:table-cell table:style-name="ce4" office:value-type="float" office:value="10527286" calcext:value-type="float">
            <text:p>1052728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BA Sociology, study of religion ,Philosophy and classic</text:p>
          </table:table-cell>
          <table:table-cell table:style-name="ce4" office:value-type="float" office:value="272363131" calcext:value-type="float">
            <text:p>272363131</text:p>
          </table:table-cell>
          <table:table-cell table:style-name="ce4" office:value-type="string" calcext:value-type="string">
            <text:p>calebloveseshun@gmail.com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num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Korklu</text:p>
          </table:table-cell>
          <table:table-cell office:value-type="float" office:value="10388724" calcext:value-type="float">
            <text:p>1038872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Social work</text:p>
          </table:table-cell>
          <table:table-cell office:value-type="float" office:value="547059243" calcext:value-type="float">
            <text:p>547059243</text:p>
          </table:table-cell>
          <table:table-cell office:value-type="string" calcext:value-type="string">
            <text:p>judithnkanum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enkyi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akosua</text:p>
          </table:table-cell>
          <table:table-cell office:value-type="float" office:value="10494711" calcext:value-type="float">
            <text:p>104947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rchelor of arts</text:p>
          </table:table-cell>
          <table:table-cell office:value-type="float" office:value="242837260" calcext:value-type="float">
            <text:p>242837260</text:p>
          </table:table-cell>
          <table:table-cell office:value-type="string" calcext:value-type="string">
            <text:p>priscilladenkyi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Tacki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Nii Ofori</text:p>
          </table:table-cell>
          <table:table-cell office:value-type="float" office:value="10413849" calcext:value-type="float">
            <text:p>1041384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72227389" calcext:value-type="float">
            <text:p>272227389</text:p>
          </table:table-cell>
          <table:table-cell office:value-type="string" calcext:value-type="string">
            <text:p>tackie.benjamin@yahoo.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Cobbinah</text:p>
          </table:table-cell>
          <table:table-cell office:value-type="string" calcext:value-type="string">
            <text:p>Linda</text:p>
          </table:table-cell>
          <table:table-cell table:style-name="Default"/>
          <table:table-cell office:value-type="float" office:value="10416854" calcext:value-type="float">
            <text:p>1041685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 (Statistics and Computer Science)</text:p>
          </table:table-cell>
          <table:table-cell office:value-type="float" office:value="271840510" calcext:value-type="float">
            <text:p>271840510</text:p>
          </table:table-cell>
          <table:table-cell office:value-type="string" calcext:value-type="string">
            <text:p>lindacobbinah@yahoo.c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Pecku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Mamle</text:p>
          </table:table-cell>
          <table:table-cell office:value-type="float" office:value="10407008" calcext:value-type="float">
            <text:p>1040700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 (Statistics and Computer Science)</text:p>
          </table:table-cell>
          <table:table-cell office:value-type="float" office:value="548384929" calcext:value-type="float">
            <text:p>548384929</text:p>
          </table:table-cell>
          <table:table-cell office:value-type="string" calcext:value-type="string">
            <text:p>peckumamley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ASAMOAH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AWUKUBEA</text:p>
          </table:table-cell>
          <table:table-cell office:value-type="float" office:value="10482016" calcext:value-type="float">
            <text:p>104820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62639725" calcext:value-type="float">
            <text:p>262639725</text:p>
          </table:table-cell>
          <table:table-cell office:value-type="string" calcext:value-type="string">
            <text:p>awukubeaflower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OTSEY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MAWUTOR</text:p>
          </table:table-cell>
          <table:table-cell office:value-type="float" office:value="10454963" calcext:value-type="float">
            <text:p>104549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FA MUSIC AND THEATRE ART</text:p>
          </table:table-cell>
          <table:table-cell office:value-type="float" office:value="241117159" calcext:value-type="float">
            <text:p>241117159</text:p>
          </table:table-cell>
          <table:table-cell office:value-type="string" calcext:value-type="string">
            <text:p>danadotsey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kornu</text:p>
          </table:table-cell>
          <table:table-cell office:value-type="string" calcext:value-type="string">
            <text:p>portia</text:p>
          </table:table-cell>
          <table:table-cell office:value-type="string" calcext:value-type="string">
            <text:p>etornam</text:p>
          </table:table-cell>
          <table:table-cell office:value-type="float" office:value="10535758" calcext:value-type="float">
            <text:p>105357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 political science, BA archaeology, BA philosophy&amp;classics</text:p>
          </table:table-cell>
          <table:table-cell office:value-type="float" office:value="542573677" calcext:value-type="float">
            <text:p>542573677</text:p>
          </table:table-cell>
          <table:table-cell office:value-type="string" calcext:value-type="string">
            <text:p>portiakornu@gmail.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  <table:table-row table:style-name="ro1">
          <table:table-cell office:value-type="string" calcext:value-type="string">
            <text:p>DANIELS</text:p>
          </table:table-cell>
          <table:table-cell office:value-type="string" calcext:value-type="string">
            <text:p>BAABA</text:p>
          </table:table-cell>
          <table:table-cell table:style-name="Default"/>
          <table:table-cell office:value-type="float" office:value="10351827" calcext:value-type="float">
            <text:p>1035182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FRENCH AND LINGUISTICS</text:p>
          </table:table-cell>
          <table:table-cell office:value-type="float" office:value="504230019" calcext:value-type="float">
            <text:p>504230019</text:p>
          </table:table-cell>
          <table:table-cell office:value-type="string" calcext:value-type="string">
            <text:p>BAABADANIELS@YAHOO.CO.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6:50:43.097722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3:30:01.811841755</meta:creation-date>
    <dc:date>2015-04-14T16:54:53.397154923</dc:date>
    <meta:editing-duration>PT3M59S</meta:editing-duration>
    <meta:editing-cycles>3</meta:editing-cycles>
    <meta:generator>LibreOffice/4.2.7.2$Linux_X86_64 LibreOffice_project/420m0$Build-2</meta:generator>
    <meta:document-statistic meta:table-count="1" meta:cell-count="1062" meta:object-count="0"/>
  </office:meta>
</office:document-meta>
</file>